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in" fo:margin-bottom="0in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in" fo:margin-bottom="0in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in" fo:margin-bottom="0in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Explicación del Código Final de la Aplicación de Gestión de Clientes</text:h>
      <text:p text:style-name="Text_20_body">Este proyecto es una <text:span text:style-name="Strong_20_Emphasis">aplicación de escritorio</text:span> para gestionar clientes de una clínica dental, utilizando <text:span text:style-name="Strong_20_Emphasis">Python</text:span>, <text:span text:style-name="Strong_20_Emphasis">Tkinter</text:span> para la interfaz gráfica, y <text:span text:style-name="Strong_20_Emphasis">PostgreSQL</text:span> como base de datos. La aplicación permite agregar, actualizar, eliminar y mostrar clientes en una tabla interactiva. A continuación se explica detalladamente cómo funciona el código.</text:p>
      <text:p text:style-name="Horizontal_20_Line"/>
      <text:h text:style-name="Heading_20_3" text:outline-level="3">1. <text:span text:style-name="Strong_20_Emphasis">Importaciones y Conexión a la Base de Datos</text:span></text:h>
      <text:p text:style-name="Text_20_body">El código comienza importando las bibliotecas necesarias:</text:p>
      <text:list text:style-name="L1">
        <text:list-item>
          <text:p text:style-name="P6"><text:span text:style-name="Source_20_Text">psycopg2</text:span>: Para interactuar con la base de datos PostgreSQL.</text:p>
        </text:list-item>
        <text:list-item>
          <text:p text:style-name="P6"><text:span text:style-name="Source_20_Text">tkinter</text:span>: Para construir la interfaz gráfica.</text:p>
        </text:list-item>
        <text:list-item>
          <text:p text:style-name="P5"><text:span text:style-name="Source_20_Text">messagebox</text:span> y <text:span text:style-name="Source_20_Text">ttk</text:span>: Componentes adicionales de <text:span text:style-name="Source_20_Text">tkinter</text:span> para mostrar mensajes y manejar tablas.</text:p>
        </text:list-item>
      </text:list>
      <text:p text:style-name="Preformatted_20_Text">python</text:p>
      <text:p text:style-name="Preformatted_20_Text">Copy code</text:p>
      <text:p text:style-name="P1"><text:span text:style-name="Source_20_Text">import psycopg2</text:span></text:p>
      <text:p text:style-name="P3"><text:span text:style-name="Source_20_Text">import tkinter as tk</text:span></text:p>
      <text:p text:style-name="P4"><text:span text:style-name="Source_20_Text">from tkinter import messagebox, ttk</text:span></text:p>
      <text:p text:style-name="Text_20_body">La función <text:span text:style-name="Source_20_Text">conectar_db()</text:span> se encarga de establecer la conexión con la base de datos PostgreSQL:</text:p>
      <text:p text:style-name="Preformatted_20_Text">python</text:p>
      <text:p text:style-name="Preformatted_20_Text">Copy code</text:p>
      <text:p text:style-name="P1"><text:span text:style-name="Source_20_Text">def conectar_db():</text:span></text:p>
      <text:p text:style-name="P3"><text:span text:style-name="Source_20_Text"><text:s text:c="4"/>return psycopg2.connect(</text:span></text:p>
      <text:p text:style-name="P3"><text:span text:style-name="Source_20_Text"><text:s text:c="8"/>dbname="clinica_db",</text:span></text:p>
      <text:p text:style-name="P3"><text:span text:style-name="Source_20_Text"><text:s text:c="8"/>user="postgres",</text:span></text:p>
      <text:p text:style-name="P3"><text:span text:style-name="Source_20_Text"><text:s text:c="8"/>password="clinica",</text:span></text:p>
      <text:p text:style-name="P3"><text:span text:style-name="Source_20_Text"><text:s text:c="8"/>host="127.0.0.1",</text:span></text:p>
      <text:p text:style-name="P3"><text:span text:style-name="Source_20_Text"><text:s text:c="8"/>port="5432"</text:span></text:p>
      <text:p text:style-name="P4"><text:span text:style-name="Source_20_Text"><text:s text:c="4"/>)</text:span></text:p>
      <text:p text:style-name="Horizontal_20_Line"/>
      <text:h text:style-name="Heading_20_3" text:outline-level="3">2. <text:span text:style-name="Strong_20_Emphasis">Funciones para Interactuar con la Base de Datos</text:span></text:h>
      <text:p text:style-name="Text_20_body"><text:span text:style-name="Strong_20_Emphasis">Agregar Cliente:</text:span> Esta función inserta un nuevo cliente en la tabla <text:span text:style-name="Source_20_Text">clientes</text:span> usando una sentencia SQL <text:span text:style-name="Source_20_Text">INSERT</text:span>. Se toman los datos desde los campos del formulario (nombre, apellido, email, teléfono) y se envían a la base de datos.</text:p>
      <text:p text:style-name="Preformatted_20_Text">python</text:p>
      <text:p text:style-name="Preformatted_20_Text">Copy code</text:p>
      <text:p text:style-name="P1"><text:span text:style-name="Source_20_Text">def agregar_cliente(nombre, apellido, email, telefono):</text:span></text:p>
      <text:p text:style-name="P3"><text:span text:style-name="Source_20_Text"><text:s text:c="4"/>conn = conectar_db()</text:span></text:p>
      <text:p text:style-name="P3"><text:span text:style-name="Source_20_Text"><text:s text:c="4"/>cursor = conn.cursor()</text:span></text:p>
      <text:p text:style-name="P3"><text:span text:style-name="Source_20_Text"><text:s text:c="4"/>cursor.execute("""</text:span></text:p>
      <text:p text:style-name="P3"><text:span text:style-name="Source_20_Text"><text:s text:c="8"/>INSERT INTO clientes (nombre, apellido, email, telefono)</text:span></text:p>
      <text:p text:style-name="P3"><text:span text:style-name="Source_20_Text"><text:s text:c="8"/>VALUES (%s, %s, %s, %s);</text:span></text:p>
      <text:p text:style-name="P3"><text:span text:style-name="Source_20_Text"><text:s text:c="4"/>""", (nombre, apellido, email, telefono))</text:span></text:p>
      <text:p text:style-name="P3"><text:span text:style-name="Source_20_Text"><text:s text:c="4"/>conn.commit()</text:span></text:p>
      <text:p text:style-name="P3"><text:span text:style-name="Source_20_Text"><text:s text:c="4"/>cursor.close()</text:span></text:p>
      <text:p text:style-name="P3"><text:soft-page-break/><text:span text:style-name="Source_20_Text"><text:s text:c="4"/>conn.close()</text:span></text:p>
      <text:p text:style-name="P3"><text:span text:style-name="Source_20_Text"><text:s text:c="4"/>messagebox.showinfo("Éxito", "Cliente agregado con éxito.")</text:span></text:p>
      <text:p text:style-name="P4"><text:span text:style-name="Source_20_Text"><text:s text:c="4"/>mostrar_clientes() <text:s/># Refresca la lista de clientes</text:span></text:p>
      <text:p text:style-name="Text_20_body"><text:span text:style-name="Strong_20_Emphasis">Consultar Clientes:</text:span> Recupera todos los clientes de la tabla <text:span text:style-name="Source_20_Text">clientes</text:span> y devuelve los resultados.</text:p>
      <text:p text:style-name="Preformatted_20_Text">python</text:p>
      <text:p text:style-name="Preformatted_20_Text">Copy code</text:p>
      <text:p text:style-name="P1"><text:span text:style-name="Source_20_Text">def consultar_clientes():</text:span></text:p>
      <text:p text:style-name="P3"><text:span text:style-name="Source_20_Text"><text:s text:c="4"/>conn = conectar_db()</text:span></text:p>
      <text:p text:style-name="P3"><text:span text:style-name="Source_20_Text"><text:s text:c="4"/>cursor = conn.cursor()</text:span></text:p>
      <text:p text:style-name="P3"><text:span text:style-name="Source_20_Text"><text:s text:c="4"/>cursor.execute("SELECT * FROM clientes;")</text:span></text:p>
      <text:p text:style-name="P3"><text:span text:style-name="Source_20_Text"><text:s text:c="4"/>clientes = cursor.fetchall()</text:span></text:p>
      <text:p text:style-name="P3"><text:span text:style-name="Source_20_Text"><text:s text:c="4"/>cursor.close()</text:span></text:p>
      <text:p text:style-name="P3"><text:span text:style-name="Source_20_Text"><text:s text:c="4"/>conn.close()</text:span></text:p>
      <text:p text:style-name="P4"><text:span text:style-name="Source_20_Text"><text:s text:c="4"/>return clientes</text:span></text:p>
      <text:p text:style-name="Text_20_body"><text:span text:style-name="Strong_20_Emphasis">Actualizar Cliente:</text:span> Modifica los datos de un cliente ya existente en la base de datos, identificado por su <text:span text:style-name="Source_20_Text">id</text:span>.</text:p>
      <text:p text:style-name="Preformatted_20_Text">python</text:p>
      <text:p text:style-name="Preformatted_20_Text">Copy code</text:p>
      <text:p text:style-name="P1"><text:span text:style-name="Source_20_Text">def actualizar_cliente(id, nombre, apellido, email, telefono):</text:span></text:p>
      <text:p text:style-name="P3"><text:span text:style-name="Source_20_Text"><text:s text:c="4"/>conn = conectar_db()</text:span></text:p>
      <text:p text:style-name="P3"><text:span text:style-name="Source_20_Text"><text:s text:c="4"/>cursor = conn.cursor()</text:span></text:p>
      <text:p text:style-name="P3"><text:span text:style-name="Source_20_Text"><text:s text:c="4"/>cursor.execute("""</text:span></text:p>
      <text:p text:style-name="P3"><text:span text:style-name="Source_20_Text"><text:s text:c="8"/>UPDATE clientes</text:span></text:p>
      <text:p text:style-name="P3"><text:span text:style-name="Source_20_Text"><text:s text:c="8"/>SET nombre = %s, apellido = %s, email = %s, telefono = %s</text:span></text:p>
      <text:p text:style-name="P3"><text:span text:style-name="Source_20_Text"><text:s text:c="8"/>WHERE id = %s;</text:span></text:p>
      <text:p text:style-name="P3"><text:span text:style-name="Source_20_Text"><text:s text:c="4"/>""", (nombre, apellido, email, telefono, id))</text:span></text:p>
      <text:p text:style-name="P3"><text:span text:style-name="Source_20_Text"><text:s text:c="4"/>conn.commit()</text:span></text:p>
      <text:p text:style-name="P3"><text:span text:style-name="Source_20_Text"><text:s text:c="4"/>cursor.close()</text:span></text:p>
      <text:p text:style-name="P3"><text:span text:style-name="Source_20_Text"><text:s text:c="4"/>conn.close()</text:span></text:p>
      <text:p text:style-name="P3"><text:span text:style-name="Source_20_Text"><text:s text:c="4"/>messagebox.showinfo("Éxito", "Cliente actualizado con éxito.")</text:span></text:p>
      <text:p text:style-name="P4"><text:span text:style-name="Source_20_Text"><text:s text:c="4"/>mostrar_clientes() <text:s/># Refresca la lista de clientes</text:span></text:p>
      <text:p text:style-name="Text_20_body"><text:span text:style-name="Strong_20_Emphasis">Eliminar Cliente:</text:span> Elimina un cliente de la base de datos basado en su <text:span text:style-name="Source_20_Text">id</text:span>.</text:p>
      <text:p text:style-name="Preformatted_20_Text">python</text:p>
      <text:p text:style-name="Preformatted_20_Text">Copy code</text:p>
      <text:p text:style-name="P1"><text:span text:style-name="Source_20_Text">def eliminar_cliente(id):</text:span></text:p>
      <text:p text:style-name="P3"><text:span text:style-name="Source_20_Text"><text:s text:c="4"/>conn = conectar_db()</text:span></text:p>
      <text:p text:style-name="P3"><text:span text:style-name="Source_20_Text"><text:s text:c="4"/>cursor = conn.cursor()</text:span></text:p>
      <text:p text:style-name="P3"><text:span text:style-name="Source_20_Text"><text:s text:c="4"/>cursor.execute("DELETE FROM clientes WHERE id = %s;", (id,))</text:span></text:p>
      <text:p text:style-name="P3"><text:span text:style-name="Source_20_Text"><text:s text:c="4"/>conn.commit()</text:span></text:p>
      <text:p text:style-name="P3"><text:span text:style-name="Source_20_Text"><text:s text:c="4"/>cursor.close()</text:span></text:p>
      <text:p text:style-name="P3"><text:span text:style-name="Source_20_Text"><text:s text:c="4"/>conn.close()</text:span></text:p>
      <text:p text:style-name="P3"><text:span text:style-name="Source_20_Text"><text:s text:c="4"/>messagebox.showinfo("Éxito", "Cliente eliminado con éxito.")</text:span></text:p>
      <text:p text:style-name="P4"><text:span text:style-name="Source_20_Text"><text:s text:c="4"/>mostrar_clientes() <text:s/># Refresca la lista de clientes</text:span></text:p>
      <text:p text:style-name="Horizontal_20_Line"/>
      <text:h text:style-name="Heading_20_3" text:outline-level="3">3. <text:span text:style-name="Strong_20_Emphasis">Interfaz Gráfica con Tkinter</text:span></text:h>
      <text:p text:style-name="Text_20_body">La interfaz se creó con <text:span text:style-name="Strong_20_Emphasis">Tkinter</text:span>. Los elementos principales son los formularios de entrada (para ingresar datos de los clientes) y una tabla (<text:span text:style-name="Source_20_Text">Treeview</text:span>) para mostrar los clientes en pantalla.</text:p>
      <text:h text:style-name="Heading_20_4" text:outline-level="4"><text:soft-page-break/>Entradas del Formulario:</text:h>
      <text:p text:style-name="Text_20_body">Se crearon campos de entrada para <text:span text:style-name="Source_20_Text">ID</text:span>, <text:span text:style-name="Source_20_Text">Nombre</text:span>, <text:span text:style-name="Source_20_Text">Apellido</text:span>, <text:span text:style-name="Source_20_Text">Email</text:span>, y <text:span text:style-name="Source_20_Text">Teléfono</text:span>. Estos son los datos que el usuario puede ingresar o modificar.</text:p>
      <text:p text:style-name="Preformatted_20_Text">python</text:p>
      <text:p text:style-name="Preformatted_20_Text">Copy code</text:p>
      <text:p text:style-name="P1"><text:span text:style-name="Source_20_Text">entry_id = tk.Entry(window)</text:span></text:p>
      <text:p text:style-name="P3"><text:span text:style-name="Source_20_Text">entry_nombre = tk.Entry(window)</text:span></text:p>
      <text:p text:style-name="P3"><text:span text:style-name="Source_20_Text">entry_apellido = tk.Entry(window)</text:span></text:p>
      <text:p text:style-name="P3"><text:span text:style-name="Source_20_Text">entry_email = tk.Entry(window)</text:span></text:p>
      <text:p text:style-name="P4"><text:span text:style-name="Source_20_Text">entry_telefono = tk.Entry(window)</text:span></text:p>
      <text:h text:style-name="Heading_20_4" text:outline-level="4">Botones:</text:h>
      <text:list text:style-name="L2">
        <text:list-item>
          <text:p text:style-name="P8"><text:span text:style-name="Strong_20_Emphasis">Agregar Cliente:</text:span> Llama a la función <text:span text:style-name="Source_20_Text">agregar_cliente_ui()</text:span> que toma los valores ingresados en el formulario y los agrega a la base de datos.</text:p>
        </text:list-item>
        <text:list-item>
          <text:p text:style-name="P8"><text:span text:style-name="Strong_20_Emphasis">Actualizar Cliente:</text:span> Habilitado solo cuando se selecciona un cliente en la tabla. Actualiza la información de ese cliente.</text:p>
        </text:list-item>
        <text:list-item>
          <text:p text:style-name="P7"><text:span text:style-name="Strong_20_Emphasis">Eliminar Cliente:</text:span> Habilitado solo cuando se selecciona un cliente, y lo elimina de la base de datos.</text:p>
        </text:list-item>
      </text:list>
      <text:p text:style-name="Preformatted_20_Text">python</text:p>
      <text:p text:style-name="Preformatted_20_Text">Copy code</text:p>
      <text:p text:style-name="P1"><text:span text:style-name="Source_20_Text">btn_agregar = tk.Button(window, text="Agregar Cliente", command=agregar_cliente_ui)</text:span></text:p>
      <text:p text:style-name="P3"><text:span text:style-name="Source_20_Text">btn_actualizar = tk.Button(window, text="Actualizar Cliente", command=actualizar_cliente_ui, state=tk.DISABLED)</text:span></text:p>
      <text:p text:style-name="P4"><text:span text:style-name="Source_20_Text">btn_eliminar = tk.Button(window, text="Eliminar Cliente", command=eliminar_cliente_ui, state=tk.DISABLED)</text:span></text:p>
      <text:h text:style-name="Heading_20_4" text:outline-level="4">Tabla de Clientes:</text:h>
      <text:p text:style-name="Text_20_body">Se utilizó <text:span text:style-name="Source_20_Text">Treeview</text:span> de Tkinter para mostrar una tabla con los clientes. La tabla se actualiza constantemente después de agregar, actualizar o eliminar clientes.</text:p>
      <text:p text:style-name="Preformatted_20_Text">python</text:p>
      <text:p text:style-name="Preformatted_20_Text">Copy code</text:p>
      <text:p text:style-name="P1"><text:span text:style-name="Source_20_Text">tree = ttk.Treeview(window, columns=("ID", "Nombre", "Apellido", "Email", "Teléfono"), show="headings")</text:span></text:p>
      <text:p text:style-name="P3"><text:span text:style-name="Source_20_Text">tree.heading("ID", text="ID")</text:span></text:p>
      <text:p text:style-name="P3"><text:span text:style-name="Source_20_Text">tree.heading("Nombre", text="Nombre")</text:span></text:p>
      <text:p text:style-name="P3"><text:span text:style-name="Source_20_Text">tree.heading("Apellido", text="Apellido")</text:span></text:p>
      <text:p text:style-name="P3"><text:span text:style-name="Source_20_Text">tree.heading("Email", text="Email")</text:span></text:p>
      <text:p text:style-name="P4"><text:span text:style-name="Source_20_Text">tree.heading("Teléfono", text="Teléfono")</text:span></text:p>
      <text:p text:style-name="Horizontal_20_Line"/>
      <text:h text:style-name="Heading_20_3" text:outline-level="3">4. <text:span text:style-name="Strong_20_Emphasis">Funcionalidad Adicional</text:span></text:h>
      <text:p text:style-name="Text_20_body"><text:span text:style-name="Strong_20_Emphasis">Seleccionar Cliente:</text:span> Cuando un cliente es seleccionado en la tabla, la función <text:span text:style-name="Source_20_Text">seleccionar_cliente()</text:span> llena los campos del formulario con los datos de ese cliente. También habilita los botones de "Actualizar" y "Eliminar".</text:p>
      <text:p text:style-name="Preformatted_20_Text">python</text:p>
      <text:p text:style-name="Preformatted_20_Text">Copy code</text:p>
      <text:p text:style-name="P1"><text:span text:style-name="Source_20_Text">def seleccionar_cliente(event):</text:span></text:p>
      <text:p text:style-name="P3"><text:soft-page-break/><text:span text:style-name="Source_20_Text"><text:s text:c="4"/>selected_item = tree.selection()</text:span></text:p>
      <text:p text:style-name="P3"><text:span text:style-name="Source_20_Text"><text:s text:c="4"/>if not selected_item:</text:span></text:p>
      <text:p text:style-name="P3"><text:span text:style-name="Source_20_Text"><text:s text:c="8"/>print("No hay ningún cliente seleccionado.")</text:span></text:p>
      <text:p text:style-name="P3"><text:span text:style-name="Source_20_Text"><text:s text:c="8"/>return</text:span></text:p>
      <text:p text:style-name="P3"/>
      <text:p text:style-name="P3"><text:span text:style-name="Source_20_Text"><text:s text:c="4"/>selected_item = selected_item[0]</text:span></text:p>
      <text:p text:style-name="P3"><text:span text:style-name="Source_20_Text"><text:s text:c="4"/>cliente = tree.item(selected_item, 'values')</text:span></text:p>
      <text:p text:style-name="P3"/>
      <text:p text:style-name="P3"><text:span text:style-name="Source_20_Text"><text:s text:c="4"/>entry_id.delete(0, tk.END)</text:span></text:p>
      <text:p text:style-name="P3"><text:span text:style-name="Source_20_Text"><text:s text:c="4"/>entry_id.insert(0, cliente[0])</text:span></text:p>
      <text:p text:style-name="P3"><text:span text:style-name="Source_20_Text"><text:s text:c="4"/>entry_nombre.delete(0, tk.END)</text:span></text:p>
      <text:p text:style-name="P3"><text:span text:style-name="Source_20_Text"><text:s text:c="4"/>entry_nombre.insert(0, cliente[1])</text:span></text:p>
      <text:p text:style-name="P3"><text:span text:style-name="Source_20_Text"><text:s text:c="4"/>entry_apellido.delete(0, tk.END)</text:span></text:p>
      <text:p text:style-name="P3"><text:span text:style-name="Source_20_Text"><text:s text:c="4"/>entry_apellido.insert(0, cliente[2])</text:span></text:p>
      <text:p text:style-name="P3"><text:span text:style-name="Source_20_Text"><text:s text:c="4"/>entry_email.delete(0, tk.END)</text:span></text:p>
      <text:p text:style-name="P3"><text:span text:style-name="Source_20_Text"><text:s text:c="4"/>entry_email.insert(0, cliente[3])</text:span></text:p>
      <text:p text:style-name="P3"><text:span text:style-name="Source_20_Text"><text:s text:c="4"/>entry_telefono.delete(0, tk.END)</text:span></text:p>
      <text:p text:style-name="P3"><text:span text:style-name="Source_20_Text"><text:s text:c="4"/>entry_telefono.insert(0, cliente[4])</text:span></text:p>
      <text:p text:style-name="P3"/>
      <text:p text:style-name="P4"><text:span text:style-name="Source_20_Text"><text:s text:c="4"/>habilitar_botones()</text:span></text:p>
      <text:p text:style-name="Text_20_body"><text:span text:style-name="Strong_20_Emphasis">Limpieza del Formulario:</text:span> Después de actualizar o eliminar un cliente, los campos del formulario se limpian para evitar que queden datos innecesarios.</text:p>
      <text:p text:style-name="Preformatted_20_Text">python</text:p>
      <text:p text:style-name="Preformatted_20_Text">Copy code</text:p>
      <text:p text:style-name="P1"><text:span text:style-name="Source_20_Text">def limpiar_formulario():</text:span></text:p>
      <text:p text:style-name="P3"><text:span text:style-name="Source_20_Text"><text:s text:c="4"/>entry_id.delete(0, tk.END)</text:span></text:p>
      <text:p text:style-name="P3"><text:span text:style-name="Source_20_Text"><text:s text:c="4"/>entry_nombre.delete(0, tk.END)</text:span></text:p>
      <text:p text:style-name="P3"><text:span text:style-name="Source_20_Text"><text:s text:c="4"/>entry_apellido.delete(0, tk.END)</text:span></text:p>
      <text:p text:style-name="P3"><text:span text:style-name="Source_20_Text"><text:s text:c="4"/>entry_email.delete(0, tk.END)</text:span></text:p>
      <text:p text:style-name="P4"><text:span text:style-name="Source_20_Text"><text:s text:c="4"/>entry_telefono.delete(0, tk.END)</text:span></text:p>
      <text:p text:style-name="Horizontal_20_Line"/>
      <text:h text:style-name="Heading_20_3" text:outline-level="3">5. <text:span text:style-name="Strong_20_Emphasis">Cómo se Ejecuta el Programa</text:span></text:h>
      <text:list text:style-name="L3">
        <text:list-item>
          <text:p text:style-name="P10">Al ejecutar el script, se abre una ventana con el formulario de entrada y la tabla de clientes.</text:p>
        </text:list-item>
        <text:list-item>
          <text:p text:style-name="P10">Los usuarios pueden agregar nuevos clientes, actualizar los existentes o eliminarlos.</text:p>
        </text:list-item>
        <text:list-item>
          <text:p text:style-name="P9">Los cambios se reflejan automáticamente en la tabla y en la base de datos.</text:p>
        </text:list-item>
      </text:list>
      <text:p text:style-name="Text_20_body">Para ejecutar la aplicación, simplemente usa el siguiente comando:</text:p>
      <text:p text:style-name="Preformatted_20_Text">bash</text:p>
      <text:p text:style-name="Preformatted_20_Text">Copy code</text:p>
      <text:p text:style-name="P2"><text:span text:style-name="Source_20_Text">python gestion_cliente.py</text:span></text:p>
      <text:p text:style-name="Horizontal_20_Line"/>
      <text:h text:style-name="Heading_20_3" text:outline-level="3">6. <text:span text:style-name="Strong_20_Emphasis">Resumen de las Funciones Clave</text:span></text:h>
      <text:list text:style-name="L4">
        <text:list-item>
          <text:p text:style-name="P12"><text:span text:style-name="Strong_20_Emphasis">Agregar Cliente</text:span>: Inserta un nuevo cliente en la base de datos.</text:p>
        </text:list-item>
        <text:list-item>
          <text:p text:style-name="P12"><text:span text:style-name="Strong_20_Emphasis">Actualizar Cliente</text:span>: Modifica un cliente existente, seleccionando el cliente en la tabla.</text:p>
        </text:list-item>
        <text:list-item>
          <text:p text:style-name="P12"><text:span text:style-name="Strong_20_Emphasis">Eliminar Cliente</text:span>: Elimina un cliente seleccionado.</text:p>
        </text:list-item>
        <text:list-item>
          <text:p text:style-name="P11"><text:span text:style-name="Strong_20_Emphasis">Mostrar Clientes</text:span>: Refresca la tabla de clientes cada vez que se agrega, actualiza o elimina un cliente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Arial Unicode MS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Arial Unicode MS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Arial Unicode MS" style:font-family-asian="'Arial Unicode MS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22:19:30.390857913</meta:creation-date>
    <dc:date>2024-10-23T22:19:52.733999328</dc:date>
    <meta:editing-duration>PT22S</meta:editing-duration>
    <meta:editing-cycles>1</meta:editing-cycles>
    <meta:document-statistic meta:table-count="0" meta:image-count="0" meta:object-count="0" meta:page-count="4" meta:paragraph-count="152" meta:word-count="854" meta:character-count="6796" meta:non-whitespace-character-count="5788"/>
    <meta:generator>LibreOffice/7.6.7.2$Linux_X86_64 LibreOffice_project/dd47e4b30cb7dab30588d6c79c651f218165e3c5</meta:generator>
  </office:meta>
</office:document-meta>
</file>